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29_12-24-30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271484 E-139-34-49.489746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29_14-05-25_000.jpg</text:p>
          </table:table-cell>
          <table:table-cell table:style-name="ce22" office:value-type="string">
            <text:p>:PHOTO 記録 / 作ったもの / 結び,knot / knot=prusikknoten</text:p>
          </table:table-cell>
          <table:table-cell table:style-name="ce4"/>
          <table:table-cell table:style-name="ce4"/>
          <table:table-cell table:style-name="ce4" office:value-type="string">
            <text:p>N-35-35-28.340148 E-139-34-50.31372</text:p>
          </table:table-cell>
          <table:table-cell table:style-name="ce39" table:formula="of:=IF([.E3]=&quot;&quot;;[.C3];CONCATENATE([.C3];&quot; / &quot;;[.E3]))" office:value-type="string" office:string-value=":PHOTO 記録 / 作ったもの / 結び,knot / knot=prusikknoten">
            <text:p>:PHOTO 記録 / 作ったもの / 結び,knot / knot=prusikknoten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29_14-20-52_000.jpg</text:p>
          </table:table-cell>
          <table:table-cell table:style-name="ce22" office:value-type="string">
            <text:p>:m RES 1*1 / free# JVEMV6 37#21.4_45 / 37. miscs of miscs / 21. math&amp;physics / 4. knot-theory / theme=HMS-knoten;prusikknoten / N+</text:p>
          </table:table-cell>
          <table:table-cell table:style-name="ce38"/>
          <table:table-cell table:style-name="ce4"/>
          <table:table-cell table:style-name="ce4" office:value-type="string">
            <text:p>N-35-35-28.49121 E-139-34-49.654541</text:p>
          </table:table-cell>
          <table:table-cell table:style-name="ce39" table:formula="of:=IF([.E4]=&quot;&quot;;[.C4];CONCATENATE([.C4];&quot; / &quot;;[.E4]))" office:value-type="string" office:string-value=":m RES 1*1 / free# JVEMV6 37#21.4_45 / 37. miscs of miscs / 21. math&amp;physics / 4. knot-theory / theme=HMS-knoten;prusikknoten / N+">
            <text:p>:m RES 1*1 / free# JVEMV6 37#21.4_45 / 37. miscs of miscs / 21. math&amp;physics / 4. knot-theory / theme=HMS-knoten;prusikknoten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9_14-42-53_000.jpg</text:p>
          </table:table-cell>
          <table:table-cell table:style-name="ce22" office:value-type="string">
            <text:p>:m 災害備蓄 / 入れたもの / さば缶詰 / みそ煮；中国産；天長食品 / 15p / 2020-0829-① / 表面</text:p>
          </table:table-cell>
          <table:table-cell table:style-name="ce17"/>
          <table:table-cell table:style-name="ce4"/>
          <table:table-cell table:style-name="ce4" office:value-type="string">
            <text:p>N-35-35-28.49121 E-139-34-49.654541</text:p>
          </table:table-cell>
          <table:table-cell table:style-name="ce39" table:formula="of:=IF([.E5]=&quot;&quot;;[.C5];CONCATENATE([.C5];&quot; / &quot;;[.E5]))" office:value-type="string" office:string-value=":m 災害備蓄 / 入れたもの / さば缶詰 / みそ煮；中国産；天長食品 / 15p / 2020-0829-① / 表面">
            <text:p>:m 災害備蓄 / 入れたもの / さば缶詰 / みそ煮；中国産；天長食品 / 15p / 2020-0829-① / 表面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9_14-55-46_000.jpg</text:p>
          </table:table-cell>
          <table:table-cell table:style-name="ce22" office:value-type="string">
            <text:p>:m 災害備蓄 / 梱包完了＋リスト / 2020-0829-① / さばみそ煮；落花生；塩；他</text:p>
          </table:table-cell>
          <table:table-cell table:style-name="ce18"/>
          <table:table-cell table:style-name="ce4"/>
          <table:table-cell table:style-name="ce4" office:value-type="string">
            <text:p>N-35-35-28.49121 E-139-34-49.654541</text:p>
          </table:table-cell>
          <table:table-cell table:style-name="ce39" table:formula="of:=IF([.E6]=&quot;&quot;;[.C6];CONCATENATE([.C6];&quot; / &quot;;[.E6]))" office:value-type="string" office:string-value=":m 災害備蓄 / 梱包完了＋リスト / 2020-0829-① / さばみそ煮；落花生；塩；他">
            <text:p>:m 災害備蓄 / 梱包完了＋リスト / 2020-0829-① / さばみそ煮；落花生；塩；他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29_15-57-35_000.jpg</text:p>
          </table:table-cell>
          <table:table-cell table:style-name="ce22" office:value-type="string">
            <text:p>:m anim / dessin / s-13 / theme=手ほおづえ / N+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7]=&quot;&quot;;[.C7];CONCATENATE([.C7];&quot; / &quot;;[.E7]))" office:value-type="string" office:string-value=":m anim / dessin / s-13 / theme=手ほおづえ / N+">
            <text:p>:m anim / dessin / s-13 / theme=手ほおづえ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29_19-00-20_000.jpg</text:p>
          </table:table-cell>
          <table:table-cell table:style-name="ce22" office:value-type="string">
            <text:p>:m music / log / kb / || s.1:genr=f-N,key=Ef,tempo=70,R=~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8]=&quot;&quot;;[.C8];CONCATENATE([.C8];&quot; / &quot;;[.E8]))" office:value-type="string" office:string-value=":m music / log / kb / || s.1:genr=f-N,key=Ef,tempo=70,R=~">
            <text:p>:m music / log / kb / || s.1:genr=f-N,key=Ef,tempo=70,R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29_20-38-14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29_23-05-40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29_23-05-40_001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29_23-18-47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29_23-38-47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30_00-02-41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30_00-12-51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5]=&quot;&quot;;[.C15];CONCATENATE([.C15];&quot; / &quot;;[.E1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30_00-12-57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30_00-15-34_000.jpg</text:p>
          </table:table-cell>
          <table:table-cell table:style-name="ce19" office:value-type="string">
            <text:p>:PHOTO 記録 / 文書 / 時刻；推移；ストップウオッチ / 飲酒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PHOTO 記録 / 文書 / 時刻；推移；ストップウオッチ / 飲酒">
            <text:p>:PHOTO 記録 / 文書 / 時刻；推移；ストップウオッチ / 飲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30_06-08-16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30_06-09-38_000.jpg</text:p>
          </table:table-cell>
          <table:table-cell table:style-name="ce22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397583 E-139-34-49.764404</text:p>
          </table:table-cell>
          <table:table-cell table:style-name="ce39" table:formula="of:=IF([.E19]=&quot;&quot;;[.C19];CONCATENATE([.C19];&quot; / &quot;;[.E1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29_07-13-25_000.mp4</text:p>
          </table:table-cell>
          <table:table-cell table:style-name="ce22" office:value-type="string">
            <text:p>:VIDEO / @自宅 / 体操 / ダンス、dance-original / d-2020-0829-1 / id=10a.n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宅 / 体操 / ダンス、dance-original / d-2020-0829-1 / id=10a.n">
            <text:p>:VIDEO / @自宅 / 体操 / ダンス、dance-original / d-2020-0829-1 / id=10a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2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0">2020/08/30</text:date>, <text:time>07:31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30T07:31:42.46</dc:date>
    <dc:creator>iwabuchi ken</dc:creator>
    <meta:editing-duration>P24DT19H49M7S</meta:editing-duration>
    <meta:editing-cycles>9429</meta:editing-cycles>
    <meta:document-statistic meta:table-count="1" meta:cell-count="468" meta:object-count="0"/>
  </office:meta>
</office:document-meta>
</file>